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Display devi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ndered images are shown on display device</text:p>
              </text:list-item>
              <text:list-item>
                <text:p>Display devices are adapted for showing raster images – arrays of pixels</text:p>
              </text:list-item>
              <text:list-item>
                <text:p>Display devices are limited in:</text:p>
                <text:list>
                  <text:list-item>
                    <text:p>Resolution (number of pixels)</text:p>
                  </text:list-item>
                  <text:list-item>
                    <text:p>Brightness (intensity)</text:p>
                  </text:list-item>
                  <text:list-item>
                    <text:p>Contrast</text:p>
                  </text:list-item>
                  <text:list-item>
                    <text:p>Color (gamut)</text:p>
                  </text:list-item>
                </text:list>
              </text:list-item>
              <text:list-item>
                <text:p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Storing im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oring the rendered images</text:p>
              </text:list-item>
              <text:list-item>
                <text:p>Rendered images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3">Two main types of ima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ster images</text:p>
              </text:list-item>
              <text:list-item>
                <text:p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1">Vecto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s in vector image are analytical defined </text:span></text:p>
              </text:list-item>
              <text:list-item>
                <text:p><text:span text:style-name="T1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aster images are made of array of pixels.</text:span></text:p>
              </text:list-item>
              <text:list-item>
                <text:p><text:span text:style-name="T1">Each pixel contains one color</text:span></text:p>
              </text:list-item>
              <text:list-item>
                <text:p><text:span text:style-name="T1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buffe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algorithm uses virtual camera which defines film information</text:span></text:p>
              </text:list-item>
              <text:list-item>
                <text:p><text:span text:style-name="T1">Film is in fact raster image → it contains array of pixels also called image buffer.</text:span></text:p>
              </text:list-item>
              <text:list-item>
                <text:p><text:span text:style-name="T1">Rendering of each pixel produces a raster 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displa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results in raster image where each pixel has certain color</text:span></text:p>
              </text:list-item>
              <text:list-item>
                <text:p><text:span text:style-name="T1">Due to display devices, using “original” pixel values is sometimes not desired due to limitations</text:span></text:p>
              </text:list-item>
              <text:list-item>
                <text:p><text:span text:style-name="T1">Remapping of colorspace is often done to achieve correct display</text:span></text:p>
              </text:list-item>
              <text:list-item>
                <text:p><text:span text:style-name="T1">Gamut plays an important role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inear vs sRGB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ll color information that renderer uses (e.g., image texture of diffuse material component) must be linear → all computations are done in linear colorspace</text:span></text:p>
              </text:list-item>
              <text:list-item>
                <text:p><text:span text:style-name="T1">After rendering, certain post-processing such as tone mapping can be applied to modify the colorspace</text:span></text:p>
              </text:list-item>
              <text:list-item>
                <text:p><text:span text:style-name="T1">One such popular modification is gamma which converts linear to sRGB.</text:span></text:p>
              </text:list-item>
              <text:list-item>
                <text:p><text:span text:style-name="T1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pular raster image file formats are JPG, PNG, TIFF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1-29T19:49:24.529499089</dc:date>
    <meta:editing-duration>PT43M53S</meta:editing-duration>
    <meta:editing-cycles>6</meta:editing-cycles>
    <meta:document-statistic meta:object-count="61"/>
  </office:meta>
</office:document-meta>
</file>